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fo:font-size="18pt" fo:font-weight="bold" style:font-size-asian="18pt" style:font-weight-asian="bold" style:font-size-complex="18pt" style:font-weight-complex="bold"/>
    </style:style>
    <style:style style:name="P2" style:family="paragraph" style:parent-style-name="Standard">
      <style:text-properties fo:font-size="18pt" fo:font-weight="bold" style:font-size-asian="18pt" style:font-weight-asian="bold" style:font-size-complex="18pt" style:font-weight-complex="bold"/>
    </style:style>
    <style:style style:name="P3" style:family="paragraph" style:parent-style-name="Text_20_body">
      <style:text-properties fo:font-size="14pt" style:font-size-asian="14pt" style:font-size-complex="14pt"/>
    </style:style>
    <style:style style:name="P4" style:family="paragraph" style:parent-style-name="Text_20_body" style:list-style-name="L5">
      <style:paragraph-properties fo:margin-top="0in" fo:margin-bottom="0in" style:contextual-spacing="false"/>
      <style:text-properties fo:font-size="14pt" officeooo:paragraph-rsid="001a335f" style:font-size-asian="14pt" style:font-size-complex="14pt"/>
    </style:style>
    <style:style style:name="P5" style:family="paragraph" style:parent-style-name="Text_20_body" style:list-style-name="L5"/>
    <style:style style:name="P6" style:family="paragraph" style:parent-style-name="Text_20_body" style:list-style-name="L5">
      <style:paragraph-properties fo:margin-top="0in" fo:margin-bottom="0in" style:contextual-spacing="false"/>
      <style:text-properties officeooo:paragraph-rsid="001a335f"/>
    </style:style>
    <style:style style:name="P7" style:family="paragraph" style:parent-style-name="Text_20_body" style:list-style-name="L5">
      <style:text-properties officeooo:paragraph-rsid="001a335f"/>
    </style:style>
    <style:style style:name="P8" style:family="paragraph" style:parent-style-name="Text_20_body" style:list-style-name="L5">
      <style:paragraph-properties fo:margin-top="0in" fo:margin-bottom="0in" style:contextual-spacing="false"/>
      <style:text-properties officeooo:paragraph-rsid="001addff"/>
    </style:style>
    <style:style style:name="P9" style:family="paragraph" style:parent-style-name="Text_20_body" style:list-style-name="L5">
      <style:text-properties officeooo:paragraph-rsid="001addff"/>
    </style:style>
    <style:style style:name="P10" style:family="paragraph" style:parent-style-name="Text_20_body">
      <style:paragraph-properties fo:margin-top="0in" fo:margin-bottom="0in" style:contextual-spacing="false"/>
      <style:text-properties officeooo:paragraph-rsid="001addff"/>
    </style:style>
    <style:style style:name="T1" style:family="text">
      <style:text-properties fo:font-size="14pt" style:font-size-asian="14pt" style:font-size-complex="14pt"/>
    </style:style>
    <style:style style:name="T2" style:family="text">
      <style:text-properties fo:font-size="14pt" officeooo:rsid="001a335f" style:font-size-asian="14pt" style:font-size-complex="14pt"/>
    </style:style>
    <style:style style:name="T3" style:family="text">
      <style:text-properties fo:font-size="14pt" officeooo:rsid="001addff" style:font-size-asian="14pt" style:font-size-complex="14pt"/>
    </style:style>
    <style:style style:name="T4" style:family="text">
      <style:text-properties fo:font-size="14pt" officeooo:rsid="001bdf84" style:font-size-asian="14pt" style:font-size-complex="14pt"/>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size="14pt" fo:font-weight="normal" officeooo:rsid="001347bb" style:font-size-asian="14pt" style:font-weight-asian="normal" style:font-size-complex="14pt" style:font-weight-complex="normal"/>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6pt" fo:font-style="normal" officeooo:rsid="001347bb" style:font-size-asian="16pt" style:font-style-asian="normal" style:font-size-complex="16pt" style:font-style-complex="normal"/>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span text:style-name="Emphasis"><text:span text:style-name="T8">Security and Privacy Considerations for AI in Figma</text:span></text:span></text:h>
      <text:p text:style-name="Text_20_body"><text:span text:style-name="T1">Introducing AI into the design workflow brings </text:span><text:span text:style-name="Strong_20_Emphasis"><text:span text:style-name="T5">security, IP, and privacy challenges</text:span></text:span><text:span text:style-name="T1"> that </text:span><text:span text:style-name="T2">we</text:span><text:span text:style-name="T1"> must carefully consider. Both Figma’s official AI features and third-party plugins involve cloud-based AI processing, meaning design data leave</text:span><text:span text:style-name="T2">s</text:span><text:span text:style-name="T1"> the confines of <text:s/></text:span><text:span text:style-name="T2">a designers </text:span><text:span text:style-name="T1">local machine or </text:span><text:span text:style-name="T2">our</text:span><text:span text:style-name="T1"> network to be analyzed by external models. Below are key considerations and best practices:</text:span></text:p>
      <text:p text:style-name="P3"/>
      <text:list xml:id="list216578612" text:style-name="L5">
        <text:list-item>
          <text:p text:style-name="P6"><text:span text:style-name="Strong_20_Emphasis"><text:span text:style-name="T1">Data sent to external services:</text:span></text:span><text:span text:style-name="T1"> When </text:span><text:span text:style-name="T2">we</text:span><text:span text:style-name="T1"> use Figma’s built-in AI (for generating text, images, search, etc.), </text:span><text:span text:style-name="T2">the</text:span><text:span text:style-name="T1"> input (prompt, selected layers, images) is sent to Figma’s servers and then to their AI model providers. Figma has stated that their generative AI is currently powered by third-party models and that </text:span><text:span text:style-name="Strong_20_Emphasis"><text:span text:style-name="T1">customer content is not used to train those models unless an admin opts in.</text:span></text:span></text:p>
          <text:p text:style-name="P4"/>
          <text:p text:style-name="P6"><text:span text:style-name="T1">They’ve introduced team-level settings to control content sharing for AI training. </text:span><text:span text:style-name="T2">A</text:span><text:span text:style-name="T1">dmins should ensure these settings align with </text:span><text:span text:style-name="T2">our</text:span><text:span text:style-name="T1"> policy – likely keeping them off, so </text:span><text:span text:style-name="T2">our</text:span><text:span text:style-name="T1"> design data isn’t retained for training.</text:span></text:p>
          <text:p text:style-name="P6"><text:span text:style-name="T1"/></text:p>
          <text:p text:style-name="P6"><text:span text:style-name="T1">With third-party plugins, the risk is higher: e.g., Magician or Visual Copilot will send data to Diagram’s or Builder.io’s servers, which then, </text:span><text:span text:style-name="T2">currently, c</text:span><text:span text:style-name="T1">all</text:span><text:span text:style-name="T2">s</text:span><text:span text:style-name="T1"> OpenAI </text:span><text:span text:style-name="T2">and other </text:span><text:span text:style-name="T1">APIs. There is usually a privacy policy in place (OpenAI, for instance, allows opting out of data retention for API users), but </text:span><text:span text:style-name="T2">our</text:span><text:span text:style-name="T1"> confidential UI or text might be temporarily processed on external servers.</text:span></text:p>
          <text:p text:style-name="P6"><text:span text:style-name="Strong_20_Emphasis"><text:span text:style-name="T1"/></text:span></text:p>
          <text:list>
            <text:list-item>
              <text:p text:style-name="P6"><text:span text:style-name="Strong_20_Emphasis"><text:span text:style-name="T1">Mitigation:</text:span></text:span><text:span text:style-name="T1"> </text:span><text:span text:style-name="T2">We need to ensure</text:span><text:span text:style-name="T1"> these AI features </text:span><text:span text:style-name="T2">are used </text:span><text:span text:style-name="T1">with non-sensitive data or after scrubbing PII/PHI. For example, use placeholder names instead of real customer data when asking AI to generate a user profile screen. Also, </text:span><text:span text:style-name="T2">we should </text:span><text:span text:style-name="T1">prefer services that offer enterprise agreements, ensuring data won’t be stored or will be handled on isolated infrastructure. Figma’s own AI, being a native feature, likely falls under their enterprise SLA and data protection terms.</text:span></text:p>
            </text:list-item>
          </text:list>
        </text:list-item>
      </text:list>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list xml:id="list122919799192369" text:continue-numbering="true" text:style-name="L5">
        <text:list-item>
          <text:p text:style-name="P7"><text:soft-page-break/><text:span text:style-name="Strong_20_Emphasis"><text:span text:style-name="T1">Intellectual Property concerns:</text:span></text:span><text:span text:style-name="T1"> Designs are IP. If an AI model is training on public data, there’s a theoretical worry that it could regurgitate something proprietary (though Figma’s models are not trained on private data, and reputable providers take steps to avoid verbatim regurgitation). Still, if </text:span><text:span text:style-name="T2">we are</text:span><text:span text:style-name="T1"> designing something novel and use AI image generation, there’s a chance the model might produce or be influenced by copyrighted material from its training set. E.g., generating an icon that looks very similar to an existing brand’s icon could pose IP issues. Also, if using third-party AI to create assets, clarify who owns the output – many AI tools grant </text:span><text:span text:style-name="T2">us </text:span><text:span text:style-name="T1">rights to use outputs, </text:span><text:span text:style-name="T2">we should </text:span><text:span text:style-name="T1">check license terms especially if the AI used copyrighted training data.</text:span></text:p>
          <text:p text:style-name="P7"><text:span text:style-name="T1"><text:s/></text:span></text:p>
          <text:list>
            <text:list-item>
              <text:p text:style-name="P7"><text:span text:style-name="Strong_20_Emphasis"><text:span text:style-name="T1">Mitigation:</text:span></text:span><text:span text:style-name="T1"> Treat AI outputs like any other asset – run them by legal if they’re going into a shipped product, especially images. Use prompts that steer away from known brand names or characters (to avoid the model drawing from them). Figma’s terms and those of Diagram/Builder likely pass on usage rights for outputs to the user, but </text:span><text:span text:style-name="T2">this should always be checked</text:span><text:span text:style-name="T1">.</text:span></text:p>
            </text:list-item>
          </text:list>
          <text:p text:style-name="P5"><text:span text:style-name="Strong_20_Emphasis"><text:span text:style-name="T1"/></text:span></text:p>
        </text:list-item>
        <text:list-item>
          <text:p text:style-name="P5"><text:span text:style-name="Strong_20_Emphasis"><text:span text:style-name="T1">PHI/PII handling:</text:span></text:span><text:span text:style-name="T1"> </text:span><text:span text:style-name="T2">Since we</text:span><text:span text:style-name="T1"> design software that involves user data (health info, personal details), </text:span><text:span text:style-name="T2">we</text:span><text:span text:style-name="T1"> </text:span><text:span text:style-name="T2">may </text:span><text:span text:style-name="T1">have real examples in </text:span><text:span text:style-name="T2">our</text:span><text:span text:style-name="T1"> design</text:span><text:span text:style-name="T2">s</text:span><text:span text:style-name="T1"> or at least realistic dummy data. </text:span><text:span text:style-name="Strong_20_Emphasis"><text:span text:style-name="T1">Never feed actual PHI/PII to AI</text:span></text:span><text:span text:style-name="T1">. For instance, do not use a real patient name or SSN in a text layer and then use the “Rewrite with AI” feature – that text could be logged by an external model. Similarly, </text:span><text:span text:style-name="T2">we must </text:span><text:span text:style-name="T1">avoid uploading images that contain real user faces or records to any visual search or generation AI. Instead, </text:span><text:span text:style-name="T2">we can use</text:span><text:span text:style-name="T1"> synthetic or anonymized data during design if </text:span><text:span text:style-name="T2">we </text:span><text:span text:style-name="T1">plan to use AI features. </text:span><text:span text:style-name="T2">We should discuss with Figma and other AI partners if our </text:span><text:span text:style-name="T1">admin</text:span><text:span text:style-name="T2">s</text:span><text:span text:style-name="T1"> </text:span><text:span text:style-name="T2">can </text:span><text:span text:style-name="T1">disabl</text:span><text:span text:style-name="T2">e</text:span><text:span text:style-name="T1"> certain AI functions in Figma for compliance reasons.</text:span></text:p>
          <text:p text:style-name="P5"><text:span text:style-name="T1"/></text:p>
        </text:list-item>
        <text:list-item>
          <text:p text:style-name="P8"><text:span text:style-name="Strong_20_Emphasis"><text:span text:style-name="T1">Plugin vetting and sandboxing:</text:span></text:span><text:span text:style-name="T1"> Figma plugins run with certain privileges in </text:span><text:span text:style-name="T3">our</text:span><text:span text:style-name="T1"> files. Malicious or poorly designed plugins could scrape </text:span><text:span text:style-name="T3">our</text:span><text:span text:style-name="T1"> design content or introduce vulnerabilities. AI plugins communicate with external API. Enterprise Figma allows an </text:span><text:span text:style-name="Strong_20_Emphasis"><text:span text:style-name="T5">allow list of approved plugins</text:span></text:span><text:span text:style-name="T1"> – </text:span><text:span text:style-name="T3">we should</text:span><text:span text:style-name="T1"> limit AI plugin usage to ones that have been assessed. For example, Diagram’s Magician was partly funded by Figma (via Figma Venture</text:span><text:span text:style-name="T3">s)</text:span><text:span text:style-name="T1">, which gives some credibility.</text:span></text:p>
          <text:p text:style-name="P8"><text:soft-page-break/><text:span text:style-name="T1">Still, </text:span><text:span text:style-name="T3">our</text:span><text:span text:style-name="T1"> security team </text:span><text:span text:style-name="T3">should</text:span><text:span text:style-name="T1"> monitor network requests from the plugin to see what it’s transmitting. Ideally, </text:span><text:span text:style-name="T3">we should</text:span><text:span text:style-name="T1"> use official integrations or plugins from known companies for critical workflows.</text:span></text:p>
          <text:p text:style-name="P8"><text:span text:style-name="T1"/></text:p>
          <text:p text:style-name="P8"><text:span text:style-name="T1"/></text:p>
        </text:list-item>
        <text:list-item>
          <text:p text:style-name="P5"><text:span text:style-name="Strong_20_Emphasis"><text:span text:style-name="T1">Confidential design scenarios:</text:span></text:span><text:span text:style-name="T1"> For projects under heavy secrecy, </text:span><text:span text:style-name="T3">we may</text:span><text:span text:style-name="T1"> disable cloud AI assistance entirely. Figma’s AI features can be turned off per user if needed, and one could refrain from installing any plugins. Enterprise teams can weigh the trade-off: in high-security projects, forego the AI convenience in favor of absolute data isolation.</text:span></text:p>
          <text:p text:style-name="P5"><text:span text:style-name="T1"/></text:p>
        </text:list-item>
        <text:list-item>
          <text:p text:style-name="P9"><text:span text:style-name="Strong_20_Emphasis"><text:span text:style-name="T1">Output security (for code generation):</text:span></text:span><text:span text:style-name="T1"> </text:span><text:span text:style-name="T3">We currently leverage GitHub Co-Pilot for</text:span><text:span text:style-name="T1"> AI to generate code, </text:span><text:span text:style-name="T3">we </text:span><text:span text:style-name="T1">treat the resulting code as </text:span><text:span text:style-name="T3">we</text:span><text:span text:style-name="T1"> would any external code: review it for security flaws, dependencies, or suspicious constructs. The advantage is that UI code is not typically handling secure transactions, but if the AI were ever to generate forms or scripts, </text:span><text:span text:style-name="T3">we must </text:span><text:span text:style-name="T1">ensure no hidden scripts or XSS issues creep in. So far, code generation AI has been focused on static UI, so this risk is minimal, but code should still go through normal security review pipelines.</text:span></text:p>
          <text:p text:style-name="P9"><text:span text:style-name="T1"/></text:p>
        </text:list-item>
        <text:list-item>
          <text:p text:style-name="P9"><text:span text:style-name="Strong_20_Emphasis"><text:span text:style-name="T1">Bias and sensitivity in AI-generated content:</text:span></text:span><text:span text:style-name="T1"> Not exactly security, but </text:span><text:span text:style-name="T3">when </text:span><text:span text:style-name="T1">us</text:span><text:span text:style-name="T3">ing</text:span><text:span text:style-name="T1"> AI to generate text for </text:span><text:span text:style-name="T3">our </text:span><text:span text:style-name="T1">UI, </text:span><text:span text:style-name="T3">we must be</text:span><text:span text:style-name="T1"> mindful that AI can produce biased or inappropriate outputs. </text:span><text:span text:style-name="T3">A</text:span><text:span text:style-name="T1">n AI generating user profiles might inadvertently use stereotypes. In enterprise environments, this could be problematic from an ethics/compliance standpoint. </text:span><text:span text:style-name="T3">We should a</text:span><text:span text:style-name="T1">lways review and test AI-generated copy or imagery for such issues. For example, Figma’s translate feature might not capture subtle tone differences and could even use phrasing that doesn’t align with corporate guidelines in another language.</text:span></text:p>
          <text:p text:style-name="P9"><text:span text:style-name="T1"/></text:p>
        </text:list-item>
        <text:list-item>
          <text:p text:style-name="P5"><text:span text:style-name="Strong_20_Emphasis"><text:span text:style-name="T1">Audit and logging:</text:span></text:span><text:span text:style-name="T1"> </text:span><text:span text:style-name="T3">We</text:span><text:span text:style-name="T1"> require audit logs for data access. When an AI feature is used, there isn’t a straightforward log of “who saw what data” on the provider side. Figma may provide some logging of AI usage per team (this isn’t clear yet), but third-party plugins likely do not. </text:span><text:span text:style-name="T3">Since we work in a regulated industry, we must</text:span><text:span text:style-name="T1"> consider whether using AI might complicate audit trails. If a plugin pulls </text:span><text:soft-page-break/><text:span text:style-name="T1">data to its server, that’s an access that might need to be accounted for. Ensuring that only specific roles are allowed to use AI plugins (via policy) might be one way to control it.</text:span></text:p>
          <text:p text:style-name="P5"><text:span text:style-name="T1"/></text:p>
        </text:list-item>
        <text:list-item>
          <text:p text:style-name="P5"><text:span text:style-name="Strong_20_Emphasis"><text:span text:style-name="T1">Future on-prem options:</text:span></text:span><text:span text:style-name="T1"> As AI models become available for on-premises deployment (like open-source LLMs, or vendors offering private cloud hosting), </text:span><text:span text:style-name="T3">we may</text:span><text:span text:style-name="T1"> opt to integrate those. For instance, using an internal instance of Stable Diffusion for image generation would keep images in-house. Or using Azure’s OpenAI service with a contractual guarantee of data privacy could be chosen over the public API. Figma’s official features currently use Figma’s own cloud, not an on-prem model, so that’s a limitation. But possibly, they could allow custom model connections in the future for enterprise</text:span><text:span text:style-name="T3">s like ours</text:span><text:span text:style-name="T1"> (not currently, but as a hypothetical direction). Until then, if the risk is unacceptable, </text:span><text:span text:style-name="T3">we</text:span><text:span text:style-name="T1"> might simply not use certain features.</text:span></text:p>
        </text:list-item>
      </text:list>
      <text:p text:style-name="Text_20_body"><text:span text:style-name="T1"/></text:p>
      <text:p text:style-name="Text_20_body"><text:span text:style-name="T1">In summary, </text:span><text:span text:style-name="Strong_20_Emphasis"><text:span text:style-name="T5">due diligence and policy setting</text:span></text:span><text:span text:style-name="T7"> </text:span><text:span text:style-name="T1">are key. Figma’s AI brings a lot of speed, but </text:span><text:span text:style-name="T3">we</text:span><text:span text:style-name="T1"> should update </text:span><text:span text:style-name="T3">our</text:span><text:span text:style-name="T1"> </text:span><text:span text:style-name="Strong_20_Emphasis"><text:span text:style-name="T5">design governance policies</text:span></text:span><text:span text:style-name="T1">: for instance, a policy might say “Designers may use Figma’s built-in AI to generate placeholder text, but must replace it with copy from Content Strategy before launch. Do not input customer-identifiable data into any AI feature. The Magician plugin is approved for use with the following caveats...”, etc. Training the design team on these policies is important – they should understand that using AI is not just a design decision but a data decision.</text:span></text:p>
      <text:p text:style-name="P10"><text:span text:style-name="T1"/></text:p>
      <text:p text:style-name="P10"><text:span text:style-name="T1">Figma has published AI ethics and privacy guidelines as well, which likely include commitments to not scraping private data and giving users control. For third parties, read their docs – e.g., </text:span><text:span text:style-name="T4">most do not state anything about storing design data.</text:span></text:p>
      <text:p text:style-name="Text_20_body"><text:span text:style-name="T1"/></text:p>
      <text:p text:style-name="Text_20_body"><text:span text:style-name="T4">It is important that we </text:span><text:span text:style-name="T1">keep an eye on </text:span><text:span text:style-name="Strong_20_Emphasis"><text:span text:style-name="T5">legal developments</text:span></text:span><text:span text:style-name="T1">: regulations like GDPR, HIPAA, etc., apply to how data is handled. </text:span><text:span text:style-name="T4">We need to ensure if we use </text:span><text:span text:style-name="T1">AI for something that touches regulated data, </text:span><text:span text:style-name="T4">that </text:span><text:span text:style-name="T1">it doesn’t violate those rules. For instance, using an AI translation on user-generated content might be considered a data processing event under GDPR – </text:span><text:span text:style-name="T4">we would</text:span><text:span text:style-name="T1"> need a lawful basis and possibly a DPA (Data Processing Addendum) with the provider.</text:span></text:p>
      <text:p text:style-name="P2"><text:span text:style-name="Emphasis"><text:span text:style-name="T6"/></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075in" fo:text-indent="-0.1575in" fo:margin-left="0.40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5654in" fo:text-indent="-0.1575in" fo:margin-left="0.56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722in" fo:text-indent="-0.1575in" fo:margin-left="0.72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8799in" fo:text-indent="-0.1575in" fo:margin-left="0.87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0374in" fo:text-indent="-0.1575in" fo:margin-left="1.03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1953in" fo:text-indent="-0.1575in" fo:margin-left="1.19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352in" fo:text-indent="-0.1575in" fo:margin-left="1.35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5098in" fo:text-indent="-0.1575in" fo:margin-left="1.5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6673in" fo:text-indent="-0.1575in" fo:margin-left="1.66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8252in" fo:text-indent="-0.1575in" fo:margin-left="1.82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5T10:21:06.751225490</meta:creation-date>
    <dc:date>2025-03-25T12:27:21.724283723</dc:date>
    <meta:editing-duration>PT15M14S</meta:editing-duration>
    <meta:editing-cycles>4</meta:editing-cycles>
    <meta:generator>LibreOffice/7.3.7.2$Linux_X86_64 LibreOffice_project/30$Build-2</meta:generator>
    <meta:document-statistic meta:table-count="0" meta:image-count="0" meta:object-count="0" meta:page-count="4" meta:paragraph-count="31" meta:word-count="1397" meta:character-count="8564" meta:non-whitespace-character-count="7202"/>
  </office:meta>
</office:document-meta>
</file>